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34in" style:rel-column-width="9785*"/>
    </style:style>
    <style:style style:name="Table1.B" style:family="table-column">
      <style:table-column-properties style:column-width="3.0285in" style:rel-column-width="28660*"/>
    </style:style>
    <style:style style:name="Table1.C" style:family="table-column">
      <style:table-column-properties style:column-width="2.8625in" style:rel-column-width="27090*"/>
    </style:style>
    <style:style style:name="Table1.1" style:family="table-row">
      <style:table-row-properties style:min-row-height="1.472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1.4194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083in"/>
    </style:style>
    <style:style style:name="Table1.4" style:family="table-row">
      <style:table-row-properties style:min-row-height="0.9403in"/>
    </style:style>
    <style:style style:name="Table1.5" style:family="table-row">
      <style:table-row-properties style:min-row-height="0.886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249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2" style:family="table-row">
      <style:table-row-properties style:min-row-height="2.5986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a6ed8" officeooo:paragraph-rsid="001a6ed8"/>
    </style:style>
    <style:style style:name="P2" style:family="paragraph" style:parent-style-name="Standard">
      <style:paragraph-properties fo:text-align="start" style:justify-single-word="false"/>
      <style:text-properties officeooo:rsid="001a6ed8" officeooo:paragraph-rsid="001a6ed8"/>
    </style:style>
    <style:style style:name="P3" style:family="paragraph" style:parent-style-name="Standard">
      <style:paragraph-properties fo:text-align="start" style:justify-single-word="false"/>
      <style:text-properties officeooo:rsid="001a6ed8" officeooo:paragraph-rsid="001c0302"/>
    </style:style>
    <style:style style:name="P4" style:family="paragraph" style:parent-style-name="Table_20_Contents">
      <style:paragraph-properties fo:text-align="start" style:justify-single-word="false"/>
      <style:text-properties officeooo:rsid="001b2eb7" officeooo:paragraph-rsid="001b2eb7"/>
    </style:style>
    <style:style style:name="P5" style:family="paragraph" style:parent-style-name="Table_20_Contents">
      <style:paragraph-properties fo:text-align="start" style:justify-single-word="false"/>
      <style:text-properties fo:font-size="9pt" officeooo:rsid="001b2eb7" officeooo:paragraph-rsid="001b2eb7" style:font-size-asian="9pt" style:font-size-complex="9pt"/>
    </style:style>
    <style:style style:name="P6" style:family="paragraph" style:parent-style-name="Table_20_Contents" style:list-style-name="L1">
      <style:paragraph-properties fo:text-align="start" style:justify-single-word="false"/>
      <style:text-properties fo:font-size="12pt" officeooo:rsid="001b2eb7" officeooo:paragraph-rsid="001b2eb7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b2eb7" officeooo:paragraph-rsid="001b2eb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officeooo:rsid="001c0302" officeooo:paragraph-rsid="001c0302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cb250"/>
    </style:style>
    <style:style style:name="P12" style:family="paragraph" style:parent-style-name="Standard">
      <style:paragraph-properties fo:text-align="start" style:justify-single-word="false"/>
      <style:text-properties officeooo:rsid="001cb250" officeooo:paragraph-rsid="001cb250"/>
    </style:style>
    <style:style style:name="P13" style:family="paragraph" style:parent-style-name="Table_20_Contents">
      <style:paragraph-properties fo:text-align="start" style:justify-single-word="false"/>
      <style:text-properties officeooo:rsid="001d6c26" officeooo:paragraph-rsid="001d6c26"/>
    </style:style>
    <style:style style:name="P14" style:family="paragraph" style:parent-style-name="Table_20_Contents">
      <style:paragraph-properties fo:text-align="start" style:justify-single-word="false"/>
      <style:text-properties officeooo:rsid="001b2eb7" officeooo:paragraph-rsid="001cb250"/>
    </style:style>
    <style:style style:name="P15" style:family="paragraph" style:parent-style-name="Table_20_Contents">
      <style:paragraph-properties fo:text-align="start" style:justify-single-word="false"/>
      <style:text-properties officeooo:rsid="001cb250" officeooo:paragraph-rsid="001cb250"/>
    </style:style>
    <style:style style:name="P16" style:family="paragraph" style:parent-style-name="Standard">
      <style:paragraph-properties fo:text-align="center" style:justify-single-word="false"/>
      <style:text-properties officeooo:rsid="001d6c26" officeooo:paragraph-rsid="001d6c26"/>
    </style:style>
    <style:style style:name="P17" style:family="paragraph" style:parent-style-name="Standard">
      <style:paragraph-properties fo:text-align="start" style:justify-single-word="false"/>
      <style:text-properties officeooo:rsid="001a6ed8" officeooo:paragraph-rsid="001d6c26"/>
    </style:style>
    <style:style style:name="P18" style:family="paragraph" style:parent-style-name="Standard">
      <style:paragraph-properties fo:text-align="start" style:justify-single-word="false"/>
      <style:text-properties fo:font-size="9pt" officeooo:rsid="001d6c26" officeooo:paragraph-rsid="001d6c26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officeooo:rsid="001d6c26" officeooo:paragraph-rsid="001d6c26"/>
    </style:style>
    <style:style style:name="P20" style:family="paragraph" style:parent-style-name="Standard">
      <style:paragraph-properties fo:text-align="start" style:justify-single-word="false"/>
      <style:text-properties fo:font-size="12pt" officeooo:rsid="001d6c26" officeooo:paragraph-rsid="001d6c26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b095f" officeooo:paragraph-rsid="002b095f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officeooo:rsid="001eb9cc" officeooo:paragraph-rsid="001eb9cc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officeooo:rsid="002b095f" officeooo:paragraph-rsid="002b095f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9pt" officeooo:rsid="001eb9cc" officeooo:paragraph-rsid="001eb9cc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officeooo:rsid="001a6ed8" officeooo:paragraph-rsid="001f40f4"/>
    </style:style>
    <style:style style:name="P26" style:family="paragraph" style:parent-style-name="Standard">
      <style:paragraph-properties fo:text-align="start" style:justify-single-word="false"/>
      <style:text-properties officeooo:rsid="001eb9cc" officeooo:paragraph-rsid="001f40f4"/>
    </style:style>
    <style:style style:name="P27" style:family="paragraph" style:parent-style-name="Table_20_Contents">
      <style:paragraph-properties fo:text-align="start" style:justify-single-word="false"/>
      <style:text-properties officeooo:rsid="001f40f4" officeooo:paragraph-rsid="001f40f4"/>
    </style:style>
    <style:style style:name="P28" style:family="paragraph" style:parent-style-name="Table_20_Contents">
      <style:paragraph-properties fo:text-align="start" style:justify-single-word="false"/>
      <style:text-properties officeooo:rsid="0032fcec" officeooo:paragraph-rsid="0032fcec"/>
    </style:style>
    <style:style style:name="P29" style:family="paragraph" style:parent-style-name="Table_20_Contents">
      <style:paragraph-properties fo:text-align="start" style:justify-single-word="false"/>
      <style:text-properties officeooo:rsid="0027c84b" officeooo:paragraph-rsid="0027c84b"/>
    </style:style>
    <style:style style:name="P30" style:family="paragraph" style:parent-style-name="Standard">
      <style:paragraph-properties fo:text-align="start" style:justify-single-word="false"/>
      <style:text-properties fo:font-size="9pt" officeooo:rsid="0029271b" officeooo:paragraph-rsid="0029271b" style:font-size-asian="7.84999990463257pt" style:font-size-complex="9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9271b" officeooo:paragraph-rsid="0029271b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officeooo:rsid="0029271b" officeooo:paragraph-rsid="0029271b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29271b" officeooo:paragraph-rsid="0029271b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ffffff" loext:opacity="100%" fo:font-size="12pt" fo:font-weight="normal" officeooo:rsid="002bd70e" officeooo:paragraph-rsid="002bd70e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2bd70e" officeooo:paragraph-rsid="002bd70e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2d39bb" officeooo:paragraph-rsid="002d39bb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2f2c4f" officeooo:paragraph-rsid="002d39bb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ffffff" loext:opacity="100%" fo:font-size="12pt" style:text-underline-style="solid" style:text-underline-width="auto" style:text-underline-color="font-color" fo:font-weight="normal" officeooo:rsid="002f2c4f" officeooo:paragraph-rsid="002f2c4f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ffffff" loext:opacity="100%" fo:font-size="12pt" style:text-underline-style="none" fo:font-weight="normal" officeooo:rsid="002f2c4f" officeooo:paragraph-rsid="002f2c4f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rsid="001a6ed8" officeooo:paragraph-rsid="0029271b"/>
    </style:style>
    <style:style style:name="P4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f2c4f" officeooo:paragraph-rsid="002f2c4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2f2c4f" officeooo:paragraph-rsid="002f2c4f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322816" officeooo:paragraph-rsid="00322816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29271b" officeooo:paragraph-rsid="00313960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ffffff" loext:opacity="100%" fo:font-size="12pt" fo:font-weight="normal" officeooo:rsid="00322816" officeooo:paragraph-rsid="00322816" fo:background-color="transparent" style:font-size-asian="10.5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313960" officeooo:paragraph-rsid="00313960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0pt" officeooo:rsid="00313960" officeooo:paragraph-rsid="00313960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paragraph-rsid="00313960" style:font-size-asian="12pt" style:font-size-complex="12pt"/>
    </style:style>
    <style:style style:name="P49" style:family="paragraph" style:parent-style-name="Table_20_Contents">
      <style:text-properties fo:font-size="10pt" officeooo:paragraph-rsid="00313960" style:font-size-asian="10pt" style:font-size-complex="10pt"/>
    </style:style>
    <style:style style:name="P50" style:family="paragraph" style:parent-style-name="Table_20_Contents">
      <style:text-properties officeooo:paragraph-rsid="00313960"/>
    </style:style>
    <style:style style:name="P5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0pt" officeooo:rsid="00322816" officeooo:paragraph-rsid="00322816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fo:font-size="12pt" fo:font-style="normal" officeooo:rsid="00322816" officeooo:paragraph-rsid="00322816" style:font-size-asian="12pt" style:font-style-asian="normal" style:font-size-complex="12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fo:font-size="12pt" officeooo:paragraph-rsid="00322816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officeooo:paragraph-rsid="00313960"/>
    </style:style>
    <style:style style:name="P56" style:family="paragraph" style:parent-style-name="Table_20_Contents">
      <style:paragraph-properties fo:text-align="start" style:justify-single-word="false"/>
      <style:text-properties fo:font-size="12pt" officeooo:paragraph-rsid="00313960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322816" officeooo:paragraph-rsid="00322816" style:font-size-asian="12pt" style:font-size-complex="12pt"/>
    </style:style>
    <style:style style:name="T1" style:family="text">
      <style:text-properties officeooo:rsid="001c0302"/>
    </style:style>
    <style:style style:name="T2" style:family="text">
      <style:text-properties officeooo:rsid="001cb250"/>
    </style:style>
    <style:style style:name="T3" style:family="text">
      <style:text-properties style:text-position="sub 58%" fo:font-size="9pt" style:font-size-asian="9pt" style:font-size-complex="9pt"/>
    </style:style>
    <style:style style:name="T4" style:family="text">
      <style:text-properties officeooo:rsid="001d6c26"/>
    </style:style>
    <style:style style:name="T5" style:family="text">
      <style:text-properties officeooo:rsid="002b095f"/>
    </style:style>
    <style:style style:name="T6" style:family="text">
      <style:text-properties officeooo:rsid="0027c84b"/>
    </style:style>
    <style:style style:name="T7" style:family="text">
      <style:text-properties officeooo:rsid="001eb9cc"/>
    </style:style>
    <style:style style:name="T8" style:family="text">
      <style:text-properties officeooo:rsid="001f40f4"/>
    </style:style>
    <style:style style:name="T9" style:family="text">
      <style:text-properties officeooo:rsid="0029271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loext:opacity="100%" fo:font-weight="bold" fo:background-color="#168253" loext:char-shading-value="0" style:font-weight-asian="bold" style:font-weight-complex="bold"/>
    </style:style>
    <style:style style:name="T12" style:family="text">
      <style:text-properties style:text-position="sub 58%" officeooo:rsid="002b095f"/>
    </style:style>
    <style:style style:name="T13" style:family="text">
      <style:text-properties officeooo:rsid="002bce0b"/>
    </style:style>
    <style:style style:name="T14" style:family="text">
      <style:text-properties style:text-position="sub 58%" officeooo:rsid="002bd70e"/>
    </style:style>
    <style:style style:name="T15" style:family="text">
      <style:text-properties style:text-position="super 58%" officeooo:rsid="002bce0b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T18" style:family="text">
      <style:text-properties style:text-position="sub 58%"/>
    </style:style>
    <style:style style:name="T19" style:family="text">
      <style:text-properties officeooo:rsid="00313960"/>
    </style:style>
    <style:style style:name="T20" style:family="text">
      <style:text-properties officeooo:rsid="0032281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officeooo:rsid="00322816" style:font-style-asian="normal" style:font-style-complex="normal"/>
    </style:style>
    <style:style style:name="T23" style:family="text">
      <style:text-properties fo:font-size="10pt" officeooo:rsid="00313960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--------------------------------------------------------------------------------</text:p>
      <text:p text:style-name="P1">KOVALENTNI KRISTALI</text:p>
      <text:p text:style-name="P1"/>
      <text:p text:style-name="P2">- So atomi nekovin – povezuje jih kovalentna vez</text:p>
      <text:p text:style-name="P2">- Kristalu pravimo, da je VELEMOLEKULA</text:p>
      <text:p text:style-name="P2"/>
      <text:p text:style-name="P2"/>
      <text:p text:style-name="P2">- <text:span text:style-name="T1">Imajo visoka tališča (močne kovalentne vezi)</text:span></text:p>
      <text:p text:style-name="P2">- <text:span text:style-name="T1">NE prevajajo električnega toka (razen grafita)</text:span></text:p>
      <text:p text:style-name="P3">- <text:span text:style-name="T1">so zelo trdi </text:span><text:span text:style-name="T2">(tetraedrična zgradba)</text:span></text:p>
      <text:p text:style-name="P2"/>
      <text:p text:style-name="P2"/>
      <text:p text:style-name="P2">ALOTROPIJA</text:p>
      <text:p text:style-name="P2">- element nastopa v različnih kristalnih oblikah, ki se razlikujejo po notranji zgradbi</text:p>
      <text:p text:style-name="P2">- različne kristalne oblike elementa imenujemo ALOTROPNE MODIFIKACIJE</text:p>
      <text:p text:style-name="P2"/>
      <text:p text:style-name="P2"/>
      <text:p text:style-name="P2">ALOTROPNE MODIFIKACIJE OGLJIKA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Diamant</text:p>
          </table:table-cell>
          <table:table-cell table:style-name="Table1.A1" office:value-type="string">
            <text:p text:style-name="P4">1 C atom je vezan z 4 C atomi </text:p>
            <text:p text:style-name="P5">STRUKTURA:</text:p>
            <text:list text:style-name="L1">
              <text:list-item>
                <text:p text:style-name="P6">TETRAEDER</text:p>
              </text:list-item>
            </text:list>
            <text:p text:style-name="P7">Ne prevaja električnega toka</text:p>
            <text:p text:style-name="P7">Je najtrša naravna snov (močne vezi)</text:p>
            <text:p text:style-name="P8">Pri 1500 C se spremeni v grafiit</text:p>
            <text:p text:style-name="P8"/>
          </table:table-cell>
          <table:table-cell table:style-name="Table1.C1" office:value-type="string">
            <text:p text:style-name="P8">Tehnično orodje</text:p>
            <text:p text:style-name="P8">(konice vrtalnih svedrov, rezalne plošče, vrtalne krone…)</text:p>
            <text:p text:style-name="P8"/>
          </table:table-cell>
        </table:table-row>
        <table:table-row table:style-name="Table1.2">
          <table:table-cell table:style-name="Table1.A2" office:value-type="string">
            <text:p text:style-name="P2">Grafit </text:p>
          </table:table-cell>
          <table:table-cell table:style-name="Table1.A2" office:value-type="string">
            <text:p text:style-name="P4">1 C atom je vezan s 3 C atomi</text:p>
            <text:p text:style-name="P5">STRUKTURA:</text:p>
            <text:list text:continue-numbering="true" text:style-name="L1">
              <text:list-item>
                <text:p text:style-name="P6">PLOSKOVITA</text:p>
              </text:list-item>
            </text:list>
            <text:p text:style-name="P7">Prevaja električni tok</text:p>
            <text:p text:style-name="P7">Je mehka snov (šibke vezi)</text:p>
            <text:p text:style-name="P8">Zelo mehak, lomljiv</text:p>
            <text:p text:style-name="P8"/>
          </table:table-cell>
          <table:table-cell table:style-name="Table1.C2" office:value-type="string">
            <text:p text:style-name="P8">Mine svinčnikov, elektrode...</text:p>
          </table:table-cell>
        </table:table-row>
        <table:table-row table:style-name="Table1.3">
          <table:table-cell table:style-name="Table1.A2" office:value-type="string">
            <text:p text:style-name="P2">Flueren </text:p>
          </table:table-cell>
          <table:table-cell table:style-name="Table1.A2" office:value-type="string">
            <text:p text:style-name="P9"/>
            <text:p text:style-name="P10">/</text:p>
            <text:p text:style-name="P9"/>
          </table:table-cell>
          <table:table-cell table:style-name="Table1.C2" office:value-type="string">
            <text:p text:style-name="P8">Oklepi, medicina, nanotehnologija (močna odpornost na vročino in super prevodnost)</text:p>
          </table:table-cell>
        </table:table-row>
        <table:table-row table:style-name="Table1.4">
          <table:table-cell table:style-name="Table1.A2" office:value-type="string">
            <text:p text:style-name="P2">Grafen</text:p>
          </table:table-cell>
          <table:table-cell table:style-name="Table1.A2" office:value-type="string">
            <text:p text:style-name="P8">Vzorec pravilnih šestkotnikov z debelino enega atoma</text:p>
            <text:p text:style-name="P8">Je zelo lahek</text:p>
          </table:table-cell>
          <table:table-cell table:style-name="Table1.C2" office:value-type="string">
            <text:p text:style-name="P9"/>
            <text:p text:style-name="P11">/</text:p>
          </table:table-cell>
        </table:table-row>
        <text:soft-page-break/>
        <table:table-row table:style-name="Table1.5">
          <table:table-cell table:style-name="Table1.A2" office:value-type="string">
            <text:p text:style-name="P12">Karborunt</text:p>
            <text:p text:style-name="P12">(SiC)</text:p>
          </table:table-cell>
          <table:table-cell table:style-name="Table1.A2" office:value-type="string">
            <text:p text:style-name="P13">Po strukturi je podoben diamantu</text:p>
            <text:p text:style-name="P13">Vsak drug C atom je zamenjan s Si atomom</text:p>
          </table:table-cell>
          <table:table-cell table:style-name="Table1.C2" office:value-type="string">
            <text:p text:style-name="P10"/>
            <text:p text:style-name="P10">/</text:p>
          </table:table-cell>
        </table:table-row>
        <table:table-row table:style-name="Table1.5">
          <table:table-cell table:style-name="Table1.A2" office:value-type="string">
            <text:p text:style-name="P12">Kremen</text:p>
            <text:p text:style-name="P12">(Si0<text:span text:style-name="T3">2</text:span>)</text:p>
          </table:table-cell>
          <table:table-cell table:style-name="Table1.A2" office:value-type="string">
            <text:p text:style-name="P14">1 C atom je vezan z 4 <text:span text:style-name="T2">O</text:span> atomi </text:p>
            <text:p text:style-name="P15"><text:span text:style-name="T4">Povezani</text:span> so v ogljiščih tetraedrov</text:p>
          </table:table-cell>
          <table:table-cell table:style-name="Table1.C2" office:value-type="string">
            <text:p text:style-name="P15">Električni filtri v elektronskih vezjih</text:p>
          </table:table-cell>
        </table:table-row>
      </table:table>
      <text:p text:style-name="P2"/>
      <text:p text:style-name="P2">--------------------------------------------------------------------------------------------------------------------------------------</text:p>
      <text:p text:style-name="P2"/>
      <text:p text:style-name="P16">KOVINSKI KRISTALI</text:p>
      <text:p text:style-name="P1"/>
      <text:p text:style-name="P17">- So atomi kovin – povezuje jih k<text:span text:style-name="T4">ovinska</text:span> vez</text:p>
      <text:p text:style-name="P2"/>
      <text:p text:style-name="P18">LASTNOSTI:</text:p>
      <text:p text:style-name="P2">- <text:span text:style-name="T4">Značilen kovinski sijaj</text:span></text:p>
      <text:p text:style-name="P2">- <text:span text:style-name="T4">Velika gostota</text:span></text:p>
      <text:p text:style-name="P2">- <text:span text:style-name="T4">Različna tališča</text:span></text:p>
      <text:p text:style-name="P17">- <text:span text:style-name="T4">V vodi niso topni</text:span></text:p>
      <text:p text:style-name="P19">- Niso drobljivi - kovine so tanljive</text:p>
      <text:p text:style-name="P2">- <text:span text:style-name="T4">Tvorijo zlitine (homogene trdne zmesi)</text:span></text:p>
      <text:p text:style-name="P2"/>
      <text:p text:style-name="P18">ZGRADBA: </text:p>
      <text:p text:style-name="P20">- <text:span text:style-name="T5">V kosu kovine je množica kovinskih kristalov, ki so nepravilnih oblik in usmerjeni v poljubne smeri</text:span></text:p>
      <text:p text:style-name="P20">- <text:span text:style-name="T5">Atomo kovin imajo majhno št. valenčnih elektronov, ki jih zlahka oddajo.</text:span></text:p>
      <text:p text:style-name="P21">Ti elektroni so v kristalu prosto gibljivi in skupni vsem atomom, zato pravimo, da je kovinska vez neusmerjena. Predstavljamo si model kovinske vezi in kovinskega kristala, kot da so “Kovinski kationi potopljeni v morje elektronov”</text:p>
      <text:p text:style-name="P21">- Kovine lahko oblikujemo zato, ker ob udarcu plasti atomov zdrsijo druga ob drugi vendar elektronski oblak prepreči odboje med kationi in zato kristal ne razpade</text:p>
      <text:p text:style-name="P20"/>
      <text:p text:style-name="P22">--------------------------------------------------------------------------------------------------------------------------------------</text:p>
      <text:p text:style-name="P22">MOLEKULSKE SILE</text:p>
      <text:p text:style-name="P23">(Van der Waalsove vezi)</text:p>
      <text:p text:style-name="P2"/>
      <text:p text:style-name="P24">ZNAČILNOSTI MOLEKULSKIH <text:span text:style-name="T6">S</text:span>I<text:span text:style-name="T6">L</text:span>:</text:p>
      <text:p text:style-name="P25">- <text:span text:style-name="T7">Nastopajo v snoveh, kjer so osnovni delci molekule, atomi…</text:span></text:p>
      <text:p text:style-name="P26">- <text:span text:style-name="T8">Šibke vezi (1 – 10 kJ/mol)</text:span></text:p>
      <text:p text:style-name="P26">- <text:span text:style-name="T8">Niso usmerjene</text:span> <text:s text:c="16"/></text:p>
      <text:p text:style-name="P2">- <text:span text:style-name="T8">Unčinkujejo na kratkih razdaljah</text:span></text:p>
      <text:p text:style-name="P2"><text:soft-page-break/>- <text:span text:style-name="T8">Nastopajo v vseh agregatnih sttanjih</text:span></text:p>
      <text:p text:style-name="P2">- <text:span text:style-name="T9">NE prevaja električnega toka</text:span></text:p>
      <text:p text:style-name="P2">- <text:span text:style-name="T9">Topnost v vodi je odvisna od polarnosti gradnikov (molekul)</text:span></text:p>
      <text:p text:style-name="P2">- <text:span text:style-name="T9">Nizka tališča</text:span></text:p>
      <text:p text:style-name="P2">- <text:span text:style-name="T9">Niso obstojne (nekateri celo sublimirajo)</text:span></text:p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7">ORIENTACIJSKE</text:p>
          </table:table-cell>
          <table:table-cell table:style-name="Table2.A1" office:value-type="string">
            <text:p text:style-name="P27">INDUKCIJSKE </text:p>
          </table:table-cell>
          <table:table-cell table:style-name="Table2.C1" office:value-type="string">
            <text:p text:style-name="P27">DISPERZIJSKE</text:p>
          </table:table-cell>
        </table:table-row>
        <table:table-row>
          <table:table-cell table:style-name="Table2.A2" office:value-type="string">
            <text:p text:style-name="P28">Delujejo med polarnimi molekulami</text:p>
            <text:p text:style-name="P29"/>
            <text:p text:style-name="P29">Polarni molekuli se zaradi nasprotnih dipolov privlačita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29">Delujejo med polarnimi in nepolarnimi molekulami</text:p>
            <text:p text:style-name="P29"/>
            <text:p text:style-name="P29">Polarna molekula inducira začasni dipol v nepolarni molekuli, ki se privlačita.</text:p>
          </table:table-cell>
          <table:table-cell table:style-name="Table2.C2" office:value-type="string">
            <text:p text:style-name="P29">Delujejo med nepolarnimi molekulami</text:p>
            <text:p text:style-name="P29"/>
            <text:p text:style-name="P29">Kratkotrajni dipol nastane v nepolarni molekuli, ki inducira začasni dipol v drugi nepolarni molekuli, ki se privlačita.</text:p>
          </table:table-cell>
        </table:table-row>
      </table:table>
      <text:p text:style-name="P2"/>
      <text:p text:style-name="P30">JAKOST MOLEKULSKIH SIL:</text:p>
      <text:p text:style-name="P31">- orientacijske &gt; indukcijske &gt; disperzijske</text:p>
      <text:p text:style-name="P31"/>
      <text:p text:style-name="P31">--------------------------------------------------------------------------------------------------------------------------------------</text:p>
      <text:p text:style-name="P32">VODIKOVA VEZ</text:p>
      <text:p text:style-name="P32"/>
      <text:p text:style-name="P31">- Voda je edina anorganska spojina, ki je v naravi v tekočem agregatnem stanju pri sobnih pogojih.</text:p>
      <text:p text:style-name="P31">- Vezi lahko zlahka nastanejo, a jih je težko prekiniti</text:p>
      <text:p text:style-name="P31">- V agregatih so veliko močnejše kot v dimeru</text:p>
      <text:p text:style-name="P31">- Agregat je večja skupina molekul</text:p>
      <text:p text:style-name="P31">- Privlak nastane med atomom vodika in neveznim elektronskim parom</text:p>
      <text:p text:style-name="P31">- <text:span text:style-name="T10">Nastajajo med polarnimi molekulami, v katerih je atom vodika povezan z močno elektronegativnim atomom: <text:s/></text:span><text:span text:style-name="T11">F, O, N</text:span></text:p>
      <text:p text:style-name="P33"/>
      <text:p text:style-name="P33"/>
      <text:p text:style-name="P33"/>
      <text:p text:style-name="P33"><text:soft-page-break/>- <text:span text:style-name="T5">Anomalije vode, kot posledica vodikovih vezi:</text:span></text:p>
      <text:p text:style-name="P33"><text:tab/>&gt; <text:span text:style-name="T5">Visoko vrelišče (100 °C)</text:span></text:p>
      <text:p text:style-name="P33"><text:tab/>&gt; <text:span text:style-name="T5">Velika površinska napetost</text:span></text:p>
      <text:p text:style-name="P33"><text:tab/>&gt; <text:span text:style-name="T5">Nenavadno spreminjanje gostote z temperaturo</text:span></text:p>
      <text:p text:style-name="P33"><text:tab/>&gt; <text:span text:style-name="T5">gostota ledu ~9% manjša od gostote vode</text:span></text:p>
      <text:p text:style-name="P33"><text:tab/>&gt; <text:span text:style-name="T5">Velika izparilna topolota (</text:span><text:span text:style-name="T12">Δ</text:span><text:span text:style-name="T13">H izp. = 2270 KJ/kg)</text:span></text:p>
      <text:p text:style-name="P33"><text:tab/>&gt; <text:span text:style-name="T13">Velika specifična toplota (C</text:span><text:span text:style-name="T14">p</text:span><text:span text:style-name="T13"> = 4.18 kJ/kg</text:span><text:span text:style-name="T15">K</text:span><text:span text:style-name="T13">)</text:span></text:p>
      <text:p text:style-name="P33"/>
      <text:p text:style-name="P33">--------------------------------------------------------------------------------------------------------------------------------------</text:p>
      <text:p text:style-name="P34">MNOŽINA SNOVI IN MOLSKA MASA</text:p>
      <text:p text:style-name="P34"/>
      <text:p text:style-name="P35">- Fizikalna količina, ki predstavlja določeno število delcev snovi</text:p>
      <text:p text:style-name="P35"/>
      <text:p text:style-name="P35">n …... množina snovi<text:tab/>[mol]</text:p>
      <text:p text:style-name="P35"/>
      <text:p text:style-name="P35">- 1 mol je množina snovi, ki vsebuje toliko delcev kot je atomov v 12g ogljikovega izotopa <text:span text:style-name="T16">12</text:span><text:span text:style-name="T17">C – avogadova konstanta (N</text:span><text:span text:style-name="T18">A</text:span><text:span text:style-name="T17">)</text:span></text:p>
      <text:p text:style-name="P35"/>
      <text:p text:style-name="P36">N<text:span text:style-name="T18">A</text:span><text:span text:style-name="T17"> = 6,02 ⋅ 10</text:span><text:span text:style-name="T16">23</text:span><text:span text:style-name="T17"> mol</text:span><text:span text:style-name="T16">-1</text:span></text:p>
      <text:p text:style-name="P36"/>
      <text:p text:style-name="P36">Za več molov snovi računamo:</text:p>
      <text:p text:style-name="P36"><text:tab/>N = n ⋅ N<text:span text:style-name="T18">A</text:span></text:p>
      <text:p text:style-name="P37"/>
      <text:p text:style-name="P38">MOLSKA MASA SNOVI</text:p>
      <text:p text:style-name="P39"><text:tab/>&gt; Je masa 1 mol-a snovi, ki je številčno enaka Ar / Mr, le da ima enoto g/mol</text:p>
      <text:p text:style-name="P39"/>
      <text:p text:style-name="P39">M<text:tab/>[g/mol]</text:p>
      <text:p text:style-name="P40"/>
      <text:p text:style-name="P41">ZVEZA MED MNOŽINO, MASO IN MOLSKO MASO</text:p>
      <text:p text:style-name="P42"><text:tab/>n = m / M</text:p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3"><text:soft-page-break/>--------------------------------------------------------------------------------------------------------------------------------------</text:p>
      <text:p text:style-name="P45">KRISTALI</text:p>
      <text:p text:style-name="P44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46">MOLEKULSKI</text:p>
          </table:table-cell>
          <table:table-cell table:style-name="Table3.A1" office:value-type="string">
            <text:p text:style-name="P46">IONSKI</text:p>
          </table:table-cell>
          <table:table-cell table:style-name="Table3.A1" office:value-type="string">
            <text:p text:style-name="P46">KOVINSKI</text:p>
          </table:table-cell>
          <table:table-cell table:style-name="Table3.D1" office:value-type="string">
            <text:p text:style-name="P46">KOVALENTNI</text:p>
          </table:table-cell>
        </table:table-row>
        <table:table-row table:style-name="Table3.2">
          <table:table-cell table:style-name="Table3.A2" office:value-type="string">
            <text:p text:style-name="P47">TALIŠČE:</text:p>
            <text:p text:style-name="P48">- <text:span text:style-name="T19">Nizko (1)</text:span></text:p>
            <text:p text:style-name="P48"/>
            <text:p text:style-name="P49">TOPNOST V VODI:</text:p>
            <text:p text:style-name="P50">- <text:span text:style-name="T20">NE</text:span></text:p>
            <text:p text:style-name="P51"/>
            <text:p text:style-name="P52">EL. PREVODNOST V <text:span text:style-name="T21">(s)</text:span></text:p>
            <text:p text:style-name="P53">- NE</text:p>
            <text:p text:style-name="P51"/>
            <text:p text:style-name="P52">EL. PREVODNOST V <text:span text:style-name="T21">(l)</text:span></text:p>
            <text:p text:style-name="P54"><text:span text:style-name="T22">- NE</text:span></text:p>
          </table:table-cell>
          <table:table-cell table:style-name="Table3.A2" office:value-type="string">
            <text:p text:style-name="P55"><text:span text:style-name="T23">TALIŠČE:</text:span></text:p>
            <text:p text:style-name="P48">- <text:s/><text:span text:style-name="T19">Srednje visoko (2)</text:span></text:p>
            <text:p text:style-name="P56"/>
            <text:p text:style-name="P47">TOPNOST V VODI:</text:p>
            <text:p text:style-name="P56">- <text:span text:style-name="T20">DA</text:span></text:p>
            <text:p text:style-name="P56"/>
            <text:p text:style-name="P52">EL. PREVODNOST V <text:span text:style-name="T21">(s)</text:span></text:p>
            <text:p text:style-name="P53">- NE</text:p>
            <text:p text:style-name="P56"/>
            <text:p text:style-name="P52">EL. PREVODNOST V <text:span text:style-name="T21">(l)</text:span></text:p>
            <text:p text:style-name="P54"><text:span text:style-name="T22">- DA</text:span></text:p>
          </table:table-cell>
          <table:table-cell table:style-name="Table3.A2" office:value-type="string">
            <text:p text:style-name="P47">TALIŠČE:</text:p>
            <text:p text:style-name="P48">- <text:span text:style-name="T19">Visoko (3)</text:span></text:p>
            <text:p text:style-name="P48"/>
            <text:p text:style-name="P47">TOPNOST V VODI:</text:p>
            <text:p text:style-name="P57">- NE</text:p>
            <text:p text:style-name="P57"/>
            <text:p text:style-name="P52">EL. PREVODNOST V <text:span text:style-name="T21">(s)</text:span></text:p>
            <text:p text:style-name="P53">- DA</text:p>
            <text:p text:style-name="P53"/>
            <text:p text:style-name="P52">EL. PREVODNOST V <text:span text:style-name="T21">(l)</text:span></text:p>
            <text:p text:style-name="P53">- DA</text:p>
          </table:table-cell>
          <table:table-cell table:style-name="Table3.D2" office:value-type="string">
            <text:p text:style-name="P47">TALIŠČE:</text:p>
            <text:p text:style-name="P48">- <text:span text:style-name="T19">Zelo visoko (4)</text:span></text:p>
            <text:p text:style-name="P48"/>
            <text:p text:style-name="P47">TOPNOST V VODI:</text:p>
            <text:p text:style-name="P57">- NE</text:p>
            <text:p text:style-name="P57"/>
            <text:p text:style-name="P52">EL. PREVODNOST V <text:span text:style-name="T21">(s)</text:span></text:p>
            <text:p text:style-name="P53">- NE</text:p>
            <text:p text:style-name="P53"/>
            <text:p text:style-name="P52">EL. PREVODNOST V <text:span text:style-name="T21">(l)</text:span></text:p>
            <text:p text:style-name="P53">- NE</text:p>
          </table:table-cell>
        </table:table-row>
      </table:table>
      <text:p text:style-name="P43">--------------------------------------------------------------------------------------------------------------------------------------</text:p>
      <text:p text:style-name="P43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7T13:27:13.078029480</meta:creation-date>
    <dc:date>2025-05-31T14:41:29.247718484</dc:date>
    <meta:editing-duration>PT2H29M25S</meta:editing-duration>
    <meta:editing-cycles>12</meta:editing-cycles>
    <meta:generator>LibreOffice/25.2.3.2$Linux_X86_64 LibreOffice_project/520$Build-2</meta:generator>
    <meta:document-statistic meta:table-count="3" meta:image-count="0" meta:object-count="0" meta:page-count="5" meta:paragraph-count="151" meta:word-count="751" meta:character-count="5370" meta:non-whitespace-character-count="4734"/>
  </office:meta>
</office:document-meta>
</file>